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2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333333" draw:fill-color="#eeeeee" draw:textarea-horizontal-align="justify" draw:textarea-vertical-align="middle" draw:auto-grow-height="false" fo:min-height="2.925cm" fo:min-width="1.723cm"/>
      <style:paragraph-properties style:writing-mode="lr-tb"/>
    </style:style>
    <style:style style:name="gr18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9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6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8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461cm 1.575cm" svg:x1="6.09cm" svg:y1="9.986cm" svg:x2="14.833cm" svg:y2="10.355cm" draw:start-shape="id1" draw:start-glue-point="3" draw:end-shape="id2" draw:end-glue-point="2" svg:d="M6090 9986h-963v2444h9706v-2075" svg:viewBox="0 0 9707 2445">
          <text:p/>
        </draw:connector>
        <draw:connector draw:style-name="gr4" draw:text-style-name="P4" draw:layer="layout" draw:line-skew="5.092cm" svg:x1="21.195cm" svg:y1="7.553cm" svg:x2="6.09cm" svg:y2="6.386cm" draw:start-shape="id3" draw:start-glue-point="0" draw:end-shape="id4" draw:end-glue-point="3" svg:d="M21195 7553v4559h-15607v-5726h502" svg:viewBox="0 0 15608 5727">
          <text:p/>
        </draw:connector>
        <draw:frame draw:style-name="gr5" draw:text-style-name="P5" draw:layer="layout" svg:width="1.37cm" svg:height="0.569cm" svg:x="5.06cm" svg:y="5.823cm">
          <draw:text-box>
            <text:p text:style-name="P4"><text:span text:style-name="T1">G</text:span><text:span text:style-name="T1">P</text:span><text:span text:style-name="T1">6</text:span></text:p>
          </draw:text-box>
        </draw:frame>
        <draw:frame draw:style-name="gr5" draw:text-style-name="P5" draw:layer="layout" svg:width="1.37cm" svg:height="0.569cm" svg:x="4.537cm" svg:y="9.4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816cm">
          <draw:text-box>
            <text:p text:style-name="P4"><text:span text:style-name="T2">RPi Pico </text:span><text:span text:style-name="T2">W</text:span></text:p>
          </draw:text-box>
        </draw:frame>
        <draw:custom-shape draw:style-name="gr6" draw:text-style-name="P2" xml:id="id7" draw:id="id7" draw:layer="layout" svg:width="0.634cm" svg:height="0.305cm" svg:x="13.246cm" svg:y="3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3.4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96cm" svg:y="3.0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3.59cm" svg:x2="13.246cm" svg:y2="3.587cm" draw:start-shape="id5" draw:start-glue-point="1" draw:end-shape="id6" draw:end-glue-point="3" svg:d="M10748 35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5.0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1.727cm">
          <draw:text-box>
            <text:p text:style-name="P4"><text:span text:style-name="T2">Buck </text:span><text:span text:style-name="T2">Convert</text:span><text:span text:style-name="T2">er</text:span></text:p>
          </draw:text-box>
        </draw:frame>
        <draw:frame draw:style-name="gr5" draw:text-style-name="P5" draw:layer="layout" svg:width="1.37cm" svg:height="0.569cm" svg:x="14.36cm" svg:y="3.1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9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3.025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19.56cm" svg:y="3.9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10.1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5.345cm" svg:y="3.8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3.587cm" svg:x2="15.345cm" svg:y2="3.59cm" draw:start-shape="id7" draw:start-glue-point="1" draw:end-shape="id8" draw:end-glue-point="3" svg:d="M13880 3587h737v3h728" svg:viewBox="0 0 1466 4">
          <text:p/>
        </draw:connector>
        <draw:custom-shape draw:style-name="gr2" draw:text-style-name="P2" xml:id="id22" draw:id="id22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0.203cm" svg:height="0.203cm" svg:x="14.132cm" svg:y="10.1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10.355cm" svg:x2="13.246cm" svg:y2="3.587cm" draw:start-shape="id9" draw:start-glue-point="2" draw:end-shape="id6" draw:end-glue-point="3" svg:d="M14533 10355v500h-1797v-7268h510" svg:viewBox="0 0 1798 7269">
          <text:p/>
        </draw:connector>
        <draw:connector draw:style-name="gr8" draw:text-style-name="P4" draw:layer="layout" svg:x1="14.233cm" svg:y1="10.355cm" svg:x2="14.533cm" svg:y2="10.355cm" draw:start-shape="id10" draw:start-glue-point="2" draw:end-shape="id9" draw:end-glue-point="2" svg:d="M14233 10355v500h300v-500" svg:viewBox="0 0 301 501">
          <text:p/>
        </draw:connector>
        <draw:frame draw:style-name="gr5" draw:text-style-name="P5" draw:layer="layout" svg:width="1.37cm" svg:height="0.569cm" svg:x="12.965cm" svg:y="10.207cm">
          <draw:text-box>
            <text:p text:style-name="P4"><text:span text:style-name="T1">VBUS</text:span></text:p>
          </draw:text-box>
        </draw:frame>
        <draw:custom-shape draw:style-name="gr2" draw:text-style-name="P2" xml:id="id12" draw:id="id12" draw:layer="layout" svg:width="0.203cm" svg:height="0.201cm" draw:transform="rotate (-3.14159265358979) translate (22.158cm 5.4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1cm" draw:transform="rotate (-3.14159265358979) translate (22.158cm 5.026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3.055cm" svg:y1="5.519cm" svg:x2="22.158cm" svg:y2="5.321cm" draw:start-shape="id11" draw:start-glue-point="1" draw:end-shape="id12" draw:end-glue-point="3" svg:d="M23055 5519c-672 0-224-198-897-198" svg:viewBox="0 0 898 199">
          <text:p/>
        </draw:connector>
        <draw:custom-shape draw:style-name="gr2" draw:text-style-name="P2" xml:id="id11" draw:id="id11" draw:layer="layout" svg:width="0.203cm" svg:height="0.201cm" draw:transform="rotate (-3.14159265358979) translate (23.258cm 5.6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1cm" draw:transform="rotate (-3.14159265358979) translate (23.258cm 5.421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23.055cm" svg:y1="5.321cm" svg:x2="22.158cm" svg:y2="4.926cm" draw:start-shape="id13" draw:start-glue-point="1" draw:end-shape="id14" draw:end-glue-point="3" svg:d="M23055 5321c-672 0-224-395-897-395" svg:viewBox="0 0 898 396">
          <text:p/>
        </draw:connector>
        <draw:custom-shape draw:style-name="gr2" draw:text-style-name="P2" xml:id="id15" draw:id="id15" draw:layer="layout" svg:width="0.203cm" svg:height="0.203cm" svg:x="19.912cm" svg:y="3.8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955cm" svg:y1="4.926cm" svg:x2="20.115cm" svg:y2="3.958cm" draw:start-shape="id14" draw:start-glue-point="1" draw:end-shape="id15" draw:end-glue-point="1" svg:d="M21955 4926h-920v-968h-920" svg:viewBox="0 0 1841 969">
          <text:p/>
        </draw:connector>
        <draw:custom-shape draw:style-name="gr2" draw:text-style-name="P2" xml:id="id26" draw:id="id26" draw:layer="layout" svg:width="0.203cm" svg:height="0.203cm" svg:x="10.545cm" svg:y="4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0.203cm" svg:height="0.203cm" svg:x="10.545cm" svg:y="4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0.203cm" svg:height="0.203cm" svg:x="10.545cm" svg:y="7.8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7" draw:id="id17" draw:layer="layout" svg:width="0.317cm" svg:height="0.317cm" svg:x="10.92cm" svg:y="7.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203cm" svg:height="0.203cm" svg:x="10.97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0.748cm" svg:y1="7.19cm" svg:x2="11.078cm" svg:y2="7.45cm" draw:start-shape="id16" draw:start-glue-point="1" draw:end-shape="id17" draw:end-glue-point="0" svg:d="M10748 7190h330v260" svg:viewBox="0 0 331 261">
          <text:p/>
        </draw:connector>
        <draw:connector draw:style-name="gr13" draw:text-style-name="P3" draw:layer="layout" svg:x1="10.748cm" svg:y1="7.99cm" svg:x2="11.078cm" svg:y2="7.767cm" draw:start-shape="id18" draw:start-glue-point="1" draw:end-shape="id17" draw:end-glue-point="2" svg:d="M10748 7990h330v-223" svg:viewBox="0 0 331 224">
          <text:p/>
        </draw:connector>
        <draw:custom-shape draw:style-name="gr2" draw:text-style-name="P2" xml:id="id21" draw:id="id21" draw:layer="layout" svg:width="0.203cm" svg:height="0.203cm" svg:x="13.532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0.203cm" svg:height="0.203cm" svg:x="13.532cm" svg:y="8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line-skew="0cm 0cm 0.07cm" svg:x1="13.532cm" svg:y1="8.953cm" svg:x2="20.115cm" svg:y2="3.558cm" draw:start-shape="id19" draw:start-glue-point="3" draw:end-shape="id20" draw:end-glue-point="1" svg:d="M13532 8953h-502v-2698h7655v-2697h-570" svg:viewBox="0 0 7656 5396">
          <text:p/>
        </draw:connector>
        <draw:custom-shape draw:style-name="gr2" draw:text-style-name="P2" xml:id="id20" draw:id="id20" draw:layer="layout" svg:width="0.203cm" svg:height="0.203cm" svg:x="19.912cm" svg:y="3.457cm">
          <text:p/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line-skew="0.352cm" svg:x1="21.955cm" svg:y1="5.321cm" svg:x2="13.532cm" svg:y2="8.553cm" draw:start-shape="id12" draw:start-glue-point="1" draw:end-shape="id21" draw:end-glue-point="3" svg:d="M21955 5321h-8573v3232h150" svg:viewBox="0 0 8574 3233">
          <text:p/>
        </draw:connector>
        <draw:connector draw:style-name="gr13" draw:text-style-name="P3" draw:layer="layout" svg:x1="10.748cm" svg:y1="3.99cm" svg:x2="15.345cm" svg:y2="3.99cm" draw:start-shape="id22" draw:start-glue-point="1" draw:end-shape="id23" draw:end-glue-point="3" svg:d="M10748 3990h4597" svg:viewBox="0 0 4598 1">
          <text:p/>
        </draw:connector>
        <draw:custom-shape draw:style-name="gr2" draw:text-style-name="P2" xml:id="id25" draw:id="id25" draw:layer="layout" svg:width="0.203cm" svg:height="0.203cm" svg:x="15.0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5.3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0.203cm" svg:height="0.203cm" svg:x="16.4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3" draw:id="id3" draw:layer="layout" svg:width="0.203cm" svg:height="0.203cm" svg:x="21.0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7.553cm" svg:x2="16.595cm" svg:y2="7.553cm" draw:start-shape="id3" draw:start-glue-point="0" draw:end-shape="id24" draw:end-glue-point="0" svg:d="M21195 7553v-502h-4600v502" svg:viewBox="0 0 4601 503">
          <text:p/>
        </draw:connector>
        <draw:connector draw:style-name="gr4" draw:text-style-name="P4" draw:layer="layout" draw:line-skew="0.622cm -1.094cm" svg:x1="15.133cm" svg:y1="10.355cm" svg:x2="10.748cm" svg:y2="4.39cm" draw:start-shape="id25" draw:start-glue-point="2" draw:end-shape="id26" draw:end-glue-point="1" svg:d="M15133 10355v1122h-3338v-7087h-1047" svg:viewBox="0 0 4386 7088">
          <text:p/>
        </draw:connector>
        <draw:connector draw:style-name="gr4" draw:text-style-name="P4" draw:layer="layout" draw:line-skew="0.94cm -1.562cm" svg:x1="15.433cm" svg:y1="10.355cm" svg:x2="10.748cm" svg:y2="4.79cm" draw:start-shape="id27" draw:start-glue-point="2" draw:end-shape="id28" draw:end-glue-point="1" svg:d="M15433 103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draw:line-skew="-0.627cm 0.305cm" svg:x1="10.748cm" svg:y1="3.99cm" svg:x2="14.833cm" svg:y2="10.355cm" draw:start-shape="id22" draw:start-glue-point="1" draw:end-shape="id2" draw:end-glue-point="2" svg:d="M10748 3990h1364v7170h2721v-805" svg:viewBox="0 0 4086 7171">
          <text:p/>
        </draw:connector>
        <draw:frame draw:style-name="gr5" draw:text-style-name="P6" draw:layer="layout" svg:width="4.127cm" svg:height="0.569cm" svg:x="16.24cm" svg:y="10.207cm">
          <draw:text-box>
            <text:p text:style-name="P4"><text:span text:style-name="T2">Dual </text:span><text:span text:style-name="T2">Pi </text:span><text:span text:style-name="T2">Relay </text:span><text:span text:style-name="T2">Hat</text:span></text:p>
          </draw:text-box>
        </draw:frame>
        <draw:custom-shape draw:style-name="gr17" draw:text-style-name="P10" draw:layer="layout" svg:width="2.223cm" svg:height="3.175cm" svg:x="7.35cm" svg:y="13.065cm">
          <text:p/>
          <draw:enhanced-geometry svg:viewBox="0 0 21600 21600" draw:type="rectangle" draw:enhanced-path="M 0 0 L 21600 0 21600 21600 0 21600 0 0 Z N"/>
        </draw:custom-shape>
        <draw:polygon draw:style-name="gr18" draw:text-style-name="P2" draw:layer="layout" svg:width="1.586cm" svg:height="2.469cm" svg:x="7.668cm" svg:y="13.382cm" svg:viewBox="0 0 1587 2470" draw:points="314,289 507,289 507,0 1084,0 1084,289 1277,289 1277,553 1469,553 1469,749 1587,749 1587,1668 1469,1668 1469,2356 1178,2356 1178,2470 438,2470 438,2356 122,2356 122,1668 0,1668 0,749 122,749 122,553 314,553">
          <text:p/>
        </draw:polygon>
        <draw:custom-shape draw:style-name="gr19" draw:text-style-name="P11" xml:id="id29" draw:id="id29" draw:layer="layout" svg:width="0.152cm" svg:height="0.305cm" svg:x="7.96cm" svg:y="15.4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1" draw:id="id31" draw:layer="layout" svg:width="0.152cm" svg:height="0.305cm" svg:x="8.26cm" svg:y="15.4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3" draw:id="id33" draw:layer="layout" svg:width="0.152cm" svg:height="0.305cm" svg:x="8.56cm" svg:y="15.4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5" draw:id="id35" draw:layer="layout" svg:width="0.152cm" svg:height="0.305cm" svg:x="8.86cm" svg:y="15.4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xml:id="id30" draw:id="id30" draw:layer="layout" svg:width="0.152cm" svg:height="0.305cm" svg:x="7.96cm" svg:y="19.2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xml:id="id32" draw:id="id32" draw:layer="layout" svg:width="0.152cm" svg:height="0.305cm" svg:x="8.26cm" svg:y="18.4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xml:id="id34" draw:id="id34" draw:layer="layout" svg:width="0.152cm" svg:height="0.305cm" svg:x="8.56cm" svg:y="17.6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xml:id="id36" draw:id="id36" draw:layer="layout" svg:width="0.152cm" svg:height="0.305cm" svg:x="8.86cm" svg:y="16.891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8.036cm" svg:y1="15.796cm" svg:x2="8.036cm" svg:y2="19.291cm" draw:start-shape="id29" draw:start-glue-point="2" draw:end-shape="id30" draw:end-glue-point="0" svg:d="M8036 15796v3495" svg:viewBox="0 0 1 3496">
          <text:p/>
        </draw:connector>
        <draw:connector draw:style-name="gr22" draw:text-style-name="P1" draw:layer="layout" draw:type="line" svg:x1="8.336cm" svg:y1="15.796cm" svg:x2="8.336cm" svg:y2="18.491cm" draw:start-shape="id31" draw:start-glue-point="2" draw:end-shape="id32" draw:end-glue-point="0" svg:d="M8336 15796v2695" svg:viewBox="0 0 1 2696">
          <text:p/>
        </draw:connector>
        <draw:connector draw:style-name="gr23" draw:text-style-name="P1" draw:layer="layout" draw:type="line" svg:x1="8.636cm" svg:y1="15.796cm" svg:x2="8.636cm" svg:y2="17.691cm" draw:start-shape="id33" draw:start-glue-point="2" draw:end-shape="id34" draw:end-glue-point="0" svg:d="M8636 15796v1895" svg:viewBox="0 0 1 1896">
          <text:p/>
        </draw:connector>
        <draw:connector draw:style-name="gr24" draw:text-style-name="P1" draw:layer="layout" draw:type="line" svg:x1="8.936cm" svg:y1="15.796cm" svg:x2="8.936cm" svg:y2="16.891cm" draw:start-shape="id35" draw:start-glue-point="2" draw:end-shape="id36" draw:end-glue-point="0" svg:d="M8936 15796v1095" svg:viewBox="0 0 1 1096">
          <text:p/>
        </draw:connector>
        <draw:custom-shape draw:style-name="gr19" draw:text-style-name="P11" xml:id="id40" draw:id="id40" draw:layer="layout" svg:width="0.152cm" svg:height="0.305cm" svg:x="10.767cm" svg:y="19.1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9" draw:id="id39" draw:layer="layout" svg:width="0.152cm" svg:height="0.305cm" svg:x="10.767cm" svg:y="18.3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8" draw:id="id38" draw:layer="layout" svg:width="0.152cm" svg:height="0.305cm" svg:x="10.767cm" svg:y="1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37" draw:id="id37" draw:layer="layout" svg:width="0.152cm" svg:height="0.305cm" svg:x="10.767cm" svg:y="16.747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8.936cm" svg:y1="16.891cm" svg:x2="10.767cm" svg:y2="16.899cm" draw:start-shape="id36" draw:start-glue-point="0" draw:end-shape="id37" draw:end-glue-point="3" svg:d="M8936 16891l1831 8" svg:viewBox="0 0 1832 9">
          <text:p/>
        </draw:connector>
        <draw:connector draw:style-name="gr23" draw:text-style-name="P1" draw:layer="layout" draw:type="line" svg:x1="8.636cm" svg:y1="17.691cm" svg:x2="10.767cm" svg:y2="17.704cm" draw:start-shape="id34" draw:start-glue-point="0" draw:end-shape="id38" draw:end-glue-point="3" svg:d="M8636 17691l2131 13" svg:viewBox="0 0 2132 14">
          <text:p/>
        </draw:connector>
        <draw:connector draw:style-name="gr22" draw:text-style-name="P1" draw:layer="layout" draw:type="line" svg:x1="8.336cm" svg:y1="18.491cm" svg:x2="10.767cm" svg:y2="18.509cm" draw:start-shape="id32" draw:start-glue-point="0" draw:end-shape="id39" draw:end-glue-point="3" svg:d="M8336 18491l2431 18" svg:viewBox="0 0 2432 19">
          <text:p/>
        </draw:connector>
        <draw:connector draw:style-name="gr21" draw:text-style-name="P1" draw:layer="layout" draw:type="line" svg:x1="8.036cm" svg:y1="19.291cm" svg:x2="10.767cm" svg:y2="19.314cm" draw:start-shape="id30" draw:start-glue-point="0" draw:end-shape="id40" draw:end-glue-point="3" svg:d="M8036 19291l2731 23" svg:viewBox="0 0 2732 24">
          <text:p/>
        </draw:connector>
        <draw:frame draw:style-name="gr25" draw:text-style-name="P13" draw:layer="layout" svg:width="5.398cm" svg:height="0.802cm" svg:x="10.868cm" svg:y="16.626cm">
          <draw:text-box>
            <text:p><text:span text:style-name="T3">Up Command</text:span></text:p>
          </draw:text-box>
        </draw:frame>
        <draw:frame draw:style-name="gr25" draw:text-style-name="P13" draw:layer="layout" svg:width="5.398cm" svg:height="0.802cm" svg:x="10.868cm" svg:y="17.426cm">
          <draw:text-box>
            <text:p><text:span text:style-name="T3">G</text:span><text:span text:style-name="T3">ro</text:span><text:span text:style-name="T3">u</text:span><text:span text:style-name="T3">n</text:span><text:span text:style-name="T3">d</text:span></text:p>
          </draw:text-box>
        </draw:frame>
        <draw:frame draw:style-name="gr26" draw:text-style-name="P13" draw:layer="layout" svg:width="5.398cm" svg:height="0.806cm" svg:x="10.868cm" svg:y="18.226cm">
          <draw:text-box>
            <text:p text:style-name="P14"><text:span text:style-name="T3">Do</text:span><text:span text:style-name="T3">wn </text:span><text:span text:style-name="T3">Co</text:span><text:span text:style-name="T3">m</text:span><text:span text:style-name="T3">ma</text:span><text:span text:style-name="T3">nd</text:span></text:p>
          </draw:text-box>
        </draw:frame>
        <draw:frame draw:style-name="gr25" draw:text-style-name="P13" draw:layer="layout" svg:width="5.398cm" svg:height="0.802cm" svg:x="10.868cm" svg:y="19.026cm">
          <draw:text-box>
            <text:p><text:span text:style-name="T3">VC</text:span><text:span text:style-name="T3">C </text:span><text:span text:style-name="T3">29</text:span><text:span text:style-name="T3">V</text:span></text:p>
          </draw:text-box>
        </draw:frame>
        <draw:frame draw:style-name="gr27" draw:text-style-name="P6" draw:layer="layout" svg:width="3.274cm" svg:height="0.887cm" svg:x="9.138cm" svg:y="14.201cm">
          <draw:text-box>
            <text:p text:style-name="P4"><text:span text:style-name="T2">RJ9 </text:span><text:span text:style-name="T2">Con</text:span><text:span text:style-name="T2">nec</text:span><text:span text:style-name="T2">tor </text:span></text:p>
            <text:p text:style-name="P4"><text:span text:style-name="T2">to </text:span><text:span text:style-name="T2">sof</text:span><text:span text:style-name="T2">a’s </text:span><text:span text:style-name="T2">mot</text:span><text:span text:style-name="T2">or</text:span></text:p>
          </draw:text-box>
        </draw:frame>
        <draw:frame draw:style-name="gr1" draw:text-style-name="P1" draw:layer="layout" svg:width="4.445cm" svg:height="2.684cm" draw:transform="rotate (-3.14159265358979) translate (22.437cm 16.557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8.3cm" svg:y="13.203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6.875cm" svg:y="14.601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6.875cm" svg:y="15.402cm">
          <draw:text-box>
            <text:p text:style-name="P4"><text:span text:style-name="T1">GND</text:span></text:p>
          </draw:text-box>
        </draw:frame>
        <draw:custom-shape draw:style-name="gr2" draw:text-style-name="P2" draw:layer="layout" svg:width="0.203cm" svg:height="0.203cm" svg:x="17.86cm" svg:y="14.9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17.86cm" svg:y="15.3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21.98cm" svg:y="14.487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21.98cm" svg:y="15.388cm">
          <draw:text-box>
            <text:p text:style-name="P4"><text:span text:style-name="T1">GND</text:span></text:p>
          </draw:text-box>
        </draw:frame>
        <draw:custom-shape draw:style-name="gr2" draw:text-style-name="P2" draw:layer="layout" svg:width="0.203cm" svg:height="0.203cm" svg:x="22.332cm" svg:y="15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22.332cm" svg:y="14.9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9-29T16:48:30.819592429</dc:date>
    <meta:editing-duration>PT2H14M12S</meta:editing-duration>
    <meta:editing-cycles>82</meta:editing-cycles>
    <meta:generator>LibreOffice/7.3.7.2$Linux_X86_64 LibreOffice_project/30$Build-2</meta:generator>
    <meta:document-statistic meta:object-count="98"/>
  </office:meta>
</office:document-meta>
</file>